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1.81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table:number-columns-spanned="1" table:number-rows-spanned="2">
            <text:p>n</text:p>
          </table:table-cell>
          <table:table-cell table:style-name="ce1" office:value-type="string" table:number-columns-spanned="1" table:number-rows-spanned="2">
            <text:p>T(n)</text:p>
          </table:table-cell>
          <table:table-cell table:style-name="ce1" office:value-type="string" table:number-columns-spanned="3" table:number-rows-spanned="1">
            <text:p>T(n)/f(n)</text:p>
          </table:table-cell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table-cell table:style-name="ce2" office:value-type="string">
            <text:p>f(n) = n</text:p>
          </table:table-cell>
          <table:table-cell table:style-name="ce2" office:value-type="string">
            <text:p>f(n) = n^2</text:p>
          </table:table-cell>
          <table:table-cell table:style-name="ce2" office:value-type="string">
            <text:p>f(n) = n^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44">
            <text:p>1.44</text:p>
          </table:table-cell>
          <table:table-cell table:formula="of:=[.B3]/[.A3]" office:value-type="float" office:value="0.144">
            <text:p>0.144</text:p>
          </table:table-cell>
          <table:table-cell table:formula="of:=[.B3]/[.A3]^2" office:value-type="float" office:value="0.0144">
            <text:p>0.0144</text:p>
          </table:table-cell>
          <table:table-cell table:formula="of:=[.B3]/[.A3]^3" office:value-type="float" office:value="0.00144">
            <text:p>0.001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1">
            <text:p>3.1</text:p>
          </table:table-cell>
          <table:table-cell table:formula="of:=[.B4]/[.A4]" office:value-type="float" office:value="0.155">
            <text:p>0.155</text:p>
          </table:table-cell>
          <table:table-cell table:formula="of:=[.B4]/[.A4]^2" office:value-type="float" office:value="0.00775">
            <text:p>0.00775</text:p>
          </table:table-cell>
          <table:table-cell table:formula="of:=[.B4]/[.A4]^3" office:value-type="float" office:value="0.0003875">
            <text:p>0.00038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">
            <text:p>4.8</text:p>
          </table:table-cell>
          <table:table-cell table:formula="of:=[.B5]/[.A5]" office:value-type="float" office:value="0.16">
            <text:p>0.16</text:p>
          </table:table-cell>
          <table:table-cell table:formula="of:=[.B5]/[.A5]^2" office:value-type="float" office:value="0.00533333333333333">
            <text:p>0.0053333333</text:p>
          </table:table-cell>
          <table:table-cell table:formula="of:=[.B5]/[.A5]^3" office:value-type="float" office:value="0.000177777777777778">
            <text:p>0.000177777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.63">
            <text:p>6.63</text:p>
          </table:table-cell>
          <table:table-cell table:formula="of:=[.B6]/[.A6]" office:value-type="float" office:value="0.16575">
            <text:p>0.16575</text:p>
          </table:table-cell>
          <table:table-cell table:formula="of:=[.B6]/[.A6]^2" office:value-type="float" office:value="0.00414375">
            <text:p>0.00414375</text:p>
          </table:table-cell>
          <table:table-cell table:formula="of:=[.B6]/[.A6]^3" office:value-type="float" office:value="0.00010359375">
            <text:p>0.00010359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.57">
            <text:p>8.57</text:p>
          </table:table-cell>
          <table:table-cell table:formula="of:=[.B7]/[.A7]" office:value-type="float" office:value="0.1714">
            <text:p>0.1714</text:p>
          </table:table-cell>
          <table:table-cell table:formula="of:=[.B7]/[.A7]^2" office:value-type="float" office:value="0.003428">
            <text:p>0.003428</text:p>
          </table:table-cell>
          <table:table-cell table:formula="of:=[.B7]/[.A7]^3" office:value-type="float" office:value="0.00006856">
            <text:p>0.000068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.44">
            <text:p>10.44</text:p>
          </table:table-cell>
          <table:table-cell table:formula="of:=[.B8]/[.A8]" office:value-type="float" office:value="0.174">
            <text:p>0.174</text:p>
          </table:table-cell>
          <table:table-cell table:formula="of:=[.B8]/[.A8]^2" office:value-type="float" office:value="0.0029">
            <text:p>0.0029</text:p>
          </table:table-cell>
          <table:table-cell table:formula="of:=[.B8]/[.A8]^3" office:value-type="float" office:value="0.0000483333333333333">
            <text:p>4.83333333333333E-005</text:p>
          </table:table-cell>
        </table:table-row>
        <table:table-row table:style-name="ro1">
          <table:table-cell table:style-name="ce2" office:value-type="string">
            <text:p>Description: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Linear/Log?</text:p>
          </table:table-cell>
          <table:table-cell table:style-name="ce2" office:value-type="string">
            <text:p>Non-Zero Constant Asymptote</text:p>
          </table:table-cell>
          <table:table-cell table:style-name="ce2" office:value-type="string">
            <text:p>Zero Constant Asymptot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4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4T13:28:22</meta:creation-date>
    <dc:date>2011-12-04T14:07:11</dc:date>
    <meta:editing-duration>PT38M51S</meta:editing-duration>
    <meta:editing-cycles>2</meta:editing-cycles>
    <meta:generator>LibreOffice/3.3$Unix LibreOffice_project/330m19$Build-202</meta:generator>
    <meta:document-statistic meta:table-count="3" meta:cell-count="41" meta:object-count="0"/>
  </office:meta>
</office:document-meta>
</file>